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f6d5" officeooo:paragraph-rsid="0003f6d5"/>
    </style:style>
    <style:style style:name="P2" style:family="paragraph" style:parent-style-name="Standard">
      <style:paragraph-properties fo:margin-top="0in" fo:margin-bottom="0in" style:contextual-spacing="false"/>
      <style:text-properties officeooo:rsid="0003f6d5" officeooo:paragraph-rsid="0003f6d5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03f6d5"/>
    </style:style>
    <style:style style:name="P4" style:family="paragraph" style:parent-style-name="Standard">
      <style:paragraph-properties fo:margin-top="0in" fo:margin-bottom="0in" style:contextual-spacing="false"/>
      <style:text-properties officeooo:rsid="000440d7" officeooo:paragraph-rsid="000440d7"/>
    </style:style>
    <style:style style:name="P5" style:family="paragraph" style:parent-style-name="Standard">
      <style:paragraph-properties fo:margin-top="0in" fo:margin-bottom="0in" style:contextual-spacing="false"/>
      <style:text-properties officeooo:rsid="00057292" officeooo:paragraph-rsid="00057292"/>
    </style:style>
    <style:style style:name="P6" style:family="paragraph" style:parent-style-name="Standard">
      <style:paragraph-properties fo:margin-top="0in" fo:margin-bottom="0in" style:contextual-spacing="false"/>
      <style:text-properties officeooo:rsid="0006883e" officeooo:paragraph-rsid="0006883e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57292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1.2</text:p>
      <text:p text:style-name="P1"/>
      <text:p text:style-name="P3"><text:span text:style-name="T1">Perform incremental load in Hive</text:span></text:p>
      <text:p text:style-name="P3"><text:span text:style-name="T1">Read from MySQL Table and load it in Hive table.</text:span></text:p>
      <text:p text:style-name="P3"><text:span text:style-name="T1">Create hive table if it does not exist.</text:span></text:p>
      <text:p text:style-name="P2"><text:span text:style-name="T1">If it exists, perform the incremental load.</text:span></text:p>
      <text:p text:style-name="P2"/>
      <text:p text:style-name="P5">mysql&gt; create table employee1</text:p>
      <text:p text:style-name="P5"><text:s text:c="4"/>-&gt; (id int,name varchar(20),salary int);</text:p>
      <text:p text:style-name="P5">Query OK, 0 rows affected (0.07 sec)</text:p>
      <text:p text:style-name="P5"></text:p>
      <text:p text:style-name="P5">mysql&gt; insert into employee1 values(1,'vishnu',500);</text:p>
      <text:p text:style-name="P5">Query OK, 1 row affected (0.04 sec)</text:p>
      <text:p text:style-name="P5"></text:p>
      <text:p text:style-name="P5">mysql&gt; insert into employee1 values(2,'vipin',300);</text:p>
      <text:p text:style-name="P5">Query OK, 1 row affected (0.00 sec)</text:p>
      <text:p text:style-name="P5"></text:p>
      <text:p text:style-name="P2"/>
      <text:p text:style-name="P4"><text:span text:style-name="T1">[acadgild@localhost ~]$ sqoop import --connect jdbc:mysql://localhost/db1 --username 'root' -P --table 'employee</text:span><text:span text:style-name="T2">1</text:span><text:span text:style-name="T1">' --target-dir '/</text:span><text:span text:style-name="T2">display</text:span><text:span text:style-name="T1">' --hive-import --create-hive-table --hive-table 'employeehive' -m 1</text:span></text:p>
      <text:p text:style-name="P4"><text:span text:style-name="T1">Warning: /usr/local/sqoop/../hcatalog does not exist! HCatalog jobs will fail.</text:span></text:p>
      <text:p text:style-name="P4"><text:span text:style-name="T1">Please set $HCAT_HOME to the root of your HCatalog installation.</text:span></text:p>
      <text:p text:style-name="P4"><text:span text:style-name="T1">Warning: /usr/local/sqoop/../accumulo does not exist! Accumulo imports will fail.</text:span></text:p>
      <text:p text:style-name="P4"><text:span text:style-name="T1">Please set $ACCUMULO_HOME to the root of your Accumulo installation.</text:span></text:p>
      <text:p text:style-name="P4"><text:span text:style-name="T1">Warning: /usr/local/sqoop/../zookeeper does not exist! Accumulo imports will fail.</text:span></text:p>
      <text:p text:style-name="P4"><text:span text:style-name="T1">Please set $ZOOKEEPER_HOME to the root of your Zookeeper installation.</text:span></text:p>
      <text:p text:style-name="P4"><text:span text:style-name="T1">2017-11-03 23:32:07,098 INFO <text:s/>[main] sqoop.Sqoop: Running Sqoop version: 1.4.5</text:span></text:p>
      <text:p text:style-name="P4"><text:span text:style-name="T1">Enter password: </text:span></text:p>
      <text:p text:style-name="P4"><text:span text:style-name="T1">2017-11-03 23:32:08,944 INFO <text:s/>[main] tool.BaseSqoopTool: Using Hive-specific delimiters for output. You can override</text:span></text:p>
      <text:p text:style-name="P4"><text:span text:style-name="T1">2017-11-03 23:32:08,944 INFO <text:s/>[main] tool.BaseSqoopTool: delimiters with --fields-terminated-by, etc.</text:span></text:p>
      <text:p text:style-name="P4"><text:span text:style-name="T1">2017-11-03 23:32:09,463 INFO <text:s/>[main] manager.MySQLManager: Preparing to use a MySQL streaming resultset.</text:span></text:p>
      <text:p text:style-name="P4"><text:span text:style-name="T1">2017-11-03 23:32:09,491 INFO <text:s/>[main] tool.CodeGenTool: Beginning code generation</text:span></text:p>
      <text:p text:style-name="P4"><text:span text:style-name="T1">2017-11-03 23:32:10,162 INFO <text:s/>[main] manager.SqlManager: Executing SQL statement: SELECT t.* FROM `employee` AS t LIMIT 1</text:span></text:p>
      <text:p text:style-name="P4"><text:span text:style-name="T1">2017-11-03 23:32:10,271 INFO <text:s/>[main] manager.SqlManager: Executing SQL statement: SELECT t.* FROM `employee` AS t LIMIT 1</text:span></text:p>
      <text:p text:style-name="P4"><text:span text:style-name="T1">2017-11-03 23:32:10,294 INFO <text:s/>[main] orm.CompilationManager: HADOOP_MAPRED_HOME is /usr/local/hadoop-2.6.0</text:span></text:p>
      <text:p text:style-name="P4"><text:soft-page-break/><text:span text:style-name="T1">Note: /tmp/sqoop-acadgild/compile/77e0717fd2a983e81d99806d7310dfea/employee.java uses or overrides a deprecated API.</text:span></text:p>
      <text:p text:style-name="P4"><text:span text:style-name="T1">Note: Recompile with -Xlint:deprecation for details.</text:span></text:p>
      <text:p text:style-name="P4"><text:span text:style-name="T1">2017-11-03 23:32:14,419 INFO <text:s/>[main] orm.CompilationManager: Writing jar file: /tmp/sqoop-acadgild/compile/77e0717fd2a983e81d99806d7310dfea/employee.jar</text:span></text:p>
      <text:p text:style-name="P4"><text:span text:style-name="T1">2017-11-03 23:32:14,468 WARN <text:s/>[main] manager.MySQLManager: It looks like you are importing from mysql.</text:span></text:p>
      <text:p text:style-name="P4"><text:span text:style-name="T1">2017-11-03 23:32:14,468 WARN <text:s/>[main] manager.MySQLManager: This transfer can be faster! Use the --direct</text:span></text:p>
      <text:p text:style-name="P4"><text:span text:style-name="T1">2017-11-03 23:32:14,468 WARN <text:s/>[main] manager.MySQLManager: option to exercise a MySQL-specific fast path.</text:span></text:p>
      <text:p text:style-name="P4"><text:span text:style-name="T1">2017-11-03 23:32:14,468 INFO <text:s/>[main] manager.MySQLManager: Setting zero DATETIME behavior to convertToNull (mysql)</text:span></text:p>
      <text:p text:style-name="P4"><text:span text:style-name="T1">2017-11-03 23:32:14,483 INFO <text:s/>[main] mapreduce.ImportJobBase: Beginning import of employee</text:span></text:p>
      <text:p text:style-name="P4"><text:span text:style-name="T1">SLF4J: Class path contains multiple SLF4J bindings.</text:span></text:p>
      <text:p text:style-name="P4"><text:span text:style-name="T1">SLF4J: Found binding in [jar:file:/usr/local/hbase/lib/slf4j-log4j12-1.6.4.jar!/org/slf4j/impl/StaticLoggerBinder.class]</text:span></text:p>
      <text:p text:style-name="P4"><text:span text:style-name="T1">SLF4J: Found binding in [jar:file:/usr/local/hadoop-2.6.0/share/hadoop/common/lib/slf4j-log4j12-1.7.5.jar!/org/slf4j/impl/StaticLoggerBinder.class]</text:span></text:p>
      <text:p text:style-name="P4"><text:span text:style-name="T1">SLF4J: See http://www.slf4j.org/codes.html#multiple_bindings for an explanation.</text:span></text:p>
      <text:p text:style-name="P4"><text:span text:style-name="T1">2017-11-03 23:32:15,175 WARN <text:s/>[main] util.NativeCodeLoader: Unable to load native-hadoop library for your platform... using builtin-java classes where applicable</text:span></text:p>
      <text:p text:style-name="P4"><text:span text:style-name="T1">2017-11-03 23:32:15,198 INFO <text:s/>[main] Configuration.deprecation: mapred.jar is deprecated. Instead, use mapreduce.job.jar</text:span></text:p>
      <text:p text:style-name="P4"><text:span text:style-name="T1">2017-11-03 23:32:16,450 INFO <text:s/>[main] Configuration.deprecation: mapred.map.tasks is deprecated. Instead, use mapreduce.job.maps</text:span></text:p>
      <text:p text:style-name="P4"><text:span text:style-name="T1">2017-11-03 23:32:16,844 INFO <text:s/>[main] client.RMProxy: Connecting to ResourceManager at /0.0.0.0:8032</text:span></text:p>
      <text:p text:style-name="P4"><text:span text:style-name="T1">2017-11-03 23:32:21,565 INFO <text:s/>[main] db.DBInputFormat: Using read commited transaction isolation</text:span></text:p>
      <text:p text:style-name="P4"><text:span text:style-name="T1">2017-11-03 23:32:21,766 INFO <text:s/>[main] mapreduce.JobSubmitter: number of splits:1</text:span></text:p>
      <text:p text:style-name="P4"><text:span text:style-name="T1">2017-11-03 23:32:21,844 INFO <text:s/>[main] Configuration.deprecation: mapred.job.name is deprecated. Instead, use mapreduce.job.name</text:span></text:p>
      <text:p text:style-name="P4"><text:span text:style-name="T1">2017-11-03 23:32:21,845 INFO <text:s/>[main] Configuration.deprecation: mapred.cache.files.timestamps is deprecated. Instead, use mapreduce.job.cache.files.timestamps</text:span></text:p>
      <text:p text:style-name="P4"><text:span text:style-name="T1">2017-11-03 23:32:21,845 INFO <text:s/>[main] Configuration.deprecation: mapreduce.map.class is deprecated. Instead, use mapreduce.job.map.class</text:span></text:p>
      <text:p text:style-name="P4"><text:span text:style-name="T1">2017-11-03 23:32:21,846 INFO <text:s/>[main] Configuration.deprecation: </text:span><text:soft-page-break/><text:span text:style-name="T1">mapreduce.inputformat.class is deprecated. Instead, use mapreduce.job.inputformat.class</text:span></text:p>
      <text:p text:style-name="P4"><text:span text:style-name="T1">2017-11-03 23:32:21,848 INFO <text:s/>[main] Configuration.deprecation: mapreduce.outputformat.class is deprecated. Instead, use mapreduce.job.outputformat.class</text:span></text:p>
      <text:p text:style-name="P4"><text:span text:style-name="T1">2017-11-03 23:32:21,848 INFO <text:s/>[main] Configuration.deprecation: mapred.output.value.class is deprecated. Instead, use mapreduce.job.output.value.class</text:span></text:p>
      <text:p text:style-name="P4"><text:span text:style-name="T1">2017-11-03 23:32:21,849 INFO <text:s/>[main] Configuration.deprecation: mapred.output.dir is deprecated. Instead, use mapreduce.output.fileoutputformat.outputdir</text:span></text:p>
      <text:p text:style-name="P4"><text:span text:style-name="T1">2017-11-03 23:32:21,849 INFO <text:s/>[main] Configuration.deprecation: mapred.cache.files is deprecated. Instead, use mapreduce.job.cache.files</text:span></text:p>
      <text:p text:style-name="P4"><text:span text:style-name="T1">2017-11-03 23:32:21,849 INFO <text:s/>[main] Configuration.deprecation: mapred.working.dir is deprecated. Instead, use mapreduce.job.working.dir</text:span></text:p>
      <text:p text:style-name="P4"><text:span text:style-name="T1">2017-11-03 23:32:21,849 INFO <text:s/>[main] Configuration.deprecation: mapred.job.classpath.files is deprecated. Instead, use mapreduce.job.classpath.files</text:span></text:p>
      <text:p text:style-name="P4"><text:span text:style-name="T1">2017-11-03 23:32:21,849 INFO <text:s/>[main] Configuration.deprecation: user.name is deprecated. Instead, use mapreduce.job.user.name</text:span></text:p>
      <text:p text:style-name="P4"><text:span text:style-name="T1">2017-11-03 23:32:21,849 INFO <text:s/>[main] Configuration.deprecation: mapred.reduce.tasks is deprecated. Instead, use mapreduce.job.reduces</text:span></text:p>
      <text:p text:style-name="P4"><text:span text:style-name="T1">2017-11-03 23:32:21,849 INFO <text:s/>[main] Configuration.deprecation: mapred.cache.files.filesizes is deprecated. Instead, use mapreduce.job.cache.files.filesizes</text:span></text:p>
      <text:p text:style-name="P4"><text:span text:style-name="T1">2017-11-03 23:32:21,849 INFO <text:s/>[main] Configuration.deprecation: mapred.output.key.class is deprecated. Instead, use mapreduce.job.output.key.class</text:span></text:p>
      <text:p text:style-name="P4"><text:span text:style-name="T1">2017-11-03 23:32:22,368 INFO <text:s/>[main] mapreduce.JobSubmitter: Submitting tokens for job: job_1509729939048_0001</text:span></text:p>
      <text:p text:style-name="P4"><text:span text:style-name="T1">2017-11-03 23:32:23,521 INFO <text:s/>[main] impl.YarnClientImpl: Submitted application application_1509729939048_0001 to ResourceManager at /0.0.0.0:8032</text:span></text:p>
      <text:p text:style-name="P4"><text:span text:style-name="T1">2017-11-03 23:32:23,690 INFO <text:s/>[main] mapreduce.Job: The url to track the job: http://http://localhost:8088/proxy/application_1509729939048_0001/</text:span></text:p>
      <text:p text:style-name="P4"><text:span text:style-name="T1">2017-11-03 23:32:23,691 INFO <text:s/>[main] mapreduce.Job: Running job: job_1509729939048_0001</text:span></text:p>
      <text:p text:style-name="P4"><text:span text:style-name="T1">2017-11-03 23:32:46,419 INFO <text:s/>[main] mapreduce.Job: Job job_1509729939048_0001 running in uber mode : false</text:span></text:p>
      <text:p text:style-name="P4"><text:span text:style-name="T1">2017-11-03 23:32:46,429 INFO <text:s/>[main] mapreduce.Job: <text:s/>map 0% reduce 0%</text:span></text:p>
      <text:p text:style-name="P4"><text:span text:style-name="T1">2017-11-03 23:32:58,765 INFO <text:s/>[main] mapreduce.Job: <text:s/>map 100% reduce 0%</text:span></text:p>
      <text:p text:style-name="P4"><text:span text:style-name="T1">2017-11-03 23:32:59,834 INFO <text:s/>[main] mapreduce.Job: Job job_1509729939048_0001 completed successfully</text:span></text:p>
      <text:p text:style-name="P4"><text:span text:style-name="T1">2017-11-03 23:33:00,215 ERROR [main] tool.ImportTool: Imported Failed: No enum constant </text:span><text:soft-page-break/><text:span text:style-name="T1">org.apache.hadoop.mapreduce.JobCounter.MB_MILLIS_MAPS</text:span></text:p>
      <text:p text:style-name="P4"/>
      <text:p text:style-name="P4"/>
      <text:p text:style-name="P4"><text:span text:style-name="T1">[acadgild@localhost ~]$ hadoop fs -cat /</text:span><text:span text:style-name="T2">display</text:span><text:span text:style-name="T1">/part-m-00000</text:span></text:p>
      <text:p text:style-name="P4"><text:span text:style-name="T1">17/11/03 23:35:21 WARN util.NativeCodeLoader: Unable to load native-hadoop library for your platform... using builtin-java classes where applicable</text:span></text:p>
      <text:p text:style-name="P4"><text:span text:style-name="T1">1#vishnu#</text:span><text:span text:style-name="T2">5</text:span><text:span text:style-name="T1">00</text:span></text:p>
      <text:p text:style-name="P4"><text:span text:style-name="T1">2#vipin#</text:span><text:span text:style-name="T2">3</text:span><text:span text:style-name="T1">00</text:span></text:p>
      <text:p text:style-name="P4"/>
      <text:p text:style-name="P6">Incremental importing</text:p>
      <text:p text:style-name="P4"/>
      <text:p text:style-name="P6">mysql&gt; insert into employee1 values(3,'vishnuvijay',500);</text:p>
      <text:p text:style-name="P6">Query OK, 1 row affected (0.00 sec)</text:p>
      <text:p text:style-name="P6"></text:p>
      <text:p text:style-name="P6">mysql&gt; insert into employee1 values(4,'vijay',500);</text:p>
      <text:p text:style-name="P6">Query OK, 1 row affected (0.00 sec)</text:p>
      <text:p text:style-name="P4"/>
      <text:p text:style-name="P5"><text:span text:style-name="T1">[acadgild@localhost ~]$ sqoop import --connect jdbc:mysql://localhost/db1 --username 'root' -P --table 'employee1' --target-dir '/display' --hive-import --create-hive-table --hive-table 'employeehive1' --incremental append --check-column id --last-value 3 -m 1</text:span></text:p>
      <text:p text:style-name="P5"><text:span text:style-name="T1">Warning: /usr/local/sqoop/../hcatalog does not exist! HCatalog jobs will fail.</text:span></text:p>
      <text:p text:style-name="P5"><text:span text:style-name="T1">Please set $HCAT_HOME to the root of your HCatalog installation.</text:span></text:p>
      <text:p text:style-name="P5"><text:span text:style-name="T1">Warning: /usr/local/sqoop/../accumulo does not exist! Accumulo imports will fail.</text:span></text:p>
      <text:p text:style-name="P5"><text:span text:style-name="T1">Please set $ACCUMULO_HOME to the root of your Accumulo installation.</text:span></text:p>
      <text:p text:style-name="P5"><text:span text:style-name="T1">Warning: /usr/local/sqoop/../zookeeper does not exist! Accumulo imports will fail.</text:span></text:p>
      <text:p text:style-name="P5"><text:span text:style-name="T1">Please set $ZOOKEEPER_HOME to the root of your Zookeeper installation.</text:span></text:p>
      <text:p text:style-name="P5"><text:span text:style-name="T1">2017-11-04 01:09:52,322 INFO <text:s/>[main] sqoop.Sqoop: Running Sqoop version: 1.4.5</text:span></text:p>
      <text:p text:style-name="P5"><text:span text:style-name="T1">Enter password: </text:span></text:p>
      <text:p text:style-name="P5"><text:span text:style-name="T1">2017-11-04 01:09:54,197 INFO <text:s/>[main] tool.BaseSqoopTool: Using Hive-specific delimiters for output. You can override</text:span></text:p>
      <text:p text:style-name="P5"><text:span text:style-name="T1">2017-11-04 01:09:54,197 INFO <text:s/>[main] tool.BaseSqoopTool: delimiters with --fields-terminated-by, etc.</text:span></text:p>
      <text:p text:style-name="P5"><text:span text:style-name="T1">2017-11-04 01:09:54,791 INFO <text:s/>[main] manager.MySQLManager: Preparing to use a MySQL streaming resultset.</text:span></text:p>
      <text:p text:style-name="P5"><text:span text:style-name="T1">2017-11-04 01:09:54,813 INFO <text:s/>[main] tool.CodeGenTool: Beginning code generation</text:span></text:p>
      <text:p text:style-name="P5"><text:span text:style-name="T1">2017-11-04 01:09:55,534 INFO <text:s/>[main] manager.SqlManager: Executing SQL statement: SELECT t.* FROM `employee1` AS t LIMIT 1</text:span></text:p>
      <text:p text:style-name="P5"><text:span text:style-name="T1">2017-11-04 01:09:55,669 INFO <text:s/>[main] manager.SqlManager: Executing SQL statement: SELECT t.* FROM `employee1` AS t LIMIT 1</text:span></text:p>
      <text:p text:style-name="P5"><text:span text:style-name="T1">2017-11-04 01:09:55,714 INFO <text:s/>[main] orm.CompilationManager: </text:span><text:soft-page-break/><text:span text:style-name="T1">HADOOP_MAPRED_HOME is /usr/local/hadoop-2.6.0</text:span></text:p>
      <text:p text:style-name="P5"><text:span text:style-name="T1">Note: /tmp/sqoop-acadgild/compile/ce8dd9bd0a6f4247b7a683c483db3490/employee1.java uses or overrides a deprecated API.</text:span></text:p>
      <text:p text:style-name="P5"><text:span text:style-name="T1">Note: Recompile with -Xlint:deprecation for details.</text:span></text:p>
      <text:p text:style-name="P5"><text:span text:style-name="T1">2017-11-04 01:10:01,941 INFO <text:s/>[main] orm.CompilationManager: Writing jar file: /tmp/sqoop-acadgild/compile/ce8dd9bd0a6f4247b7a683c483db3490/employee1.jar</text:span></text:p>
      <text:p text:style-name="P5"><text:span text:style-name="T1">SLF4J: Class path contains multiple SLF4J bindings.</text:span></text:p>
      <text:p text:style-name="P5"><text:span text:style-name="T1">SLF4J: Found binding in [jar:file:/usr/local/hbase/lib/slf4j-log4j12-1.6.4.jar!/org/slf4j/impl/StaticLoggerBinder.class]</text:span></text:p>
      <text:p text:style-name="P5"><text:span text:style-name="T1">SLF4J: Found binding in [jar:file:/usr/local/hadoop-2.6.0/share/hadoop/common/lib/slf4j-log4j12-1.7.5.jar!/org/slf4j/impl/StaticLoggerBinder.class]</text:span></text:p>
      <text:p text:style-name="P5"><text:span text:style-name="T1">SLF4J: See http://www.slf4j.org/codes.html#multiple_bindings for an explanation.</text:span></text:p>
      <text:p text:style-name="P5"><text:span text:style-name="T1">2017-11-04 01:10:03,211 WARN <text:s/>[main] util.NativeCodeLoader: Unable to load native-hadoop library for your platform... using builtin-java classes where applicable</text:span></text:p>
      <text:p text:style-name="P5"><text:span text:style-name="T1">2017-11-04 01:10:04,687 INFO <text:s/>[main] tool.ImportTool: Maximal id query for free form incremental import: SELECT MAX(`id`) FROM employee1</text:span></text:p>
      <text:p text:style-name="P5"><text:span text:style-name="T1">2017-11-04 01:10:04,689 INFO <text:s/>[main] tool.ImportTool: Incremental import based on column `id`</text:span></text:p>
      <text:p text:style-name="P5"><text:span text:style-name="T1">2017-11-04 01:10:04,689 INFO <text:s/>[main] tool.ImportTool: Lower bound value: 3</text:span></text:p>
      <text:p text:style-name="P5"><text:span text:style-name="T1">2017-11-04 01:10:04,689 INFO <text:s/>[main] tool.ImportTool: Upper bound value: 4</text:span></text:p>
      <text:p text:style-name="P5"><text:span text:style-name="T1">2017-11-04 01:10:04,690 WARN <text:s/>[main] manager.MySQLManager: It looks like you are importing from mysql.</text:span></text:p>
      <text:p text:style-name="P5"><text:span text:style-name="T1">2017-11-04 01:10:04,690 WARN <text:s/>[main] manager.MySQLManager: This transfer can be faster! Use the --direct</text:span></text:p>
      <text:p text:style-name="P5"><text:span text:style-name="T1">2017-11-04 01:10:04,690 WARN <text:s/>[main] manager.MySQLManager: option to exercise a MySQL-specific fast path.</text:span></text:p>
      <text:p text:style-name="P5"><text:span text:style-name="T1">2017-11-04 01:10:04,690 INFO <text:s/>[main] manager.MySQLManager: Setting zero DATETIME behavior to convertToNull (mysql)</text:span></text:p>
      <text:p text:style-name="P5"><text:span text:style-name="T1">2017-11-04 01:10:04,698 INFO <text:s/>[main] mapreduce.ImportJobBase: Beginning import of employee1</text:span></text:p>
      <text:p text:style-name="P5"><text:span text:style-name="T1">2017-11-04 01:10:04,753 INFO <text:s/>[main] Configuration.deprecation: mapred.jar is deprecated. Instead, use mapreduce.job.jar</text:span></text:p>
      <text:p text:style-name="P5"><text:span text:style-name="T1">2017-11-04 01:10:04,847 INFO <text:s/>[main] Configuration.deprecation: mapred.map.tasks is deprecated. Instead, use mapreduce.job.maps</text:span></text:p>
      <text:p text:style-name="P5"><text:span text:style-name="T1">2017-11-04 01:10:05,393 INFO <text:s/>[main] client.RMProxy: Connecting to ResourceManager at /0.0.0.0:8032</text:span></text:p>
      <text:p text:style-name="P5"><text:span text:style-name="T1">2017-11-04 01:10:08,491 INFO <text:s/>[main] db.DBInputFormat: Using read commited transaction isolation</text:span></text:p>
      <text:p text:style-name="P5"><text:span text:style-name="T1">2017-11-04 01:10:08,622 INFO <text:s/>[main] mapreduce.JobSubmitter: number </text:span><text:soft-page-break/><text:span text:style-name="T1">of splits:1</text:span></text:p>
      <text:p text:style-name="P5"><text:span text:style-name="T1">2017-11-04 01:10:08,662 INFO <text:s/>[main] Configuration.deprecation: mapred.job.name is deprecated. Instead, use mapreduce.job.name</text:span></text:p>
      <text:p text:style-name="P5"><text:span text:style-name="T1">2017-11-04 01:10:08,664 INFO <text:s/>[main] Configuration.deprecation: mapred.cache.files.timestamps is deprecated. Instead, use mapreduce.job.cache.files.timestamps</text:span></text:p>
      <text:p text:style-name="P5"><text:span text:style-name="T1">2017-11-04 01:10:08,664 INFO <text:s/>[main] Configuration.deprecation: mapreduce.map.class is deprecated. Instead, use mapreduce.job.map.class</text:span></text:p>
      <text:p text:style-name="P5"><text:span text:style-name="T1">2017-11-04 01:10:08,667 INFO <text:s/>[main] Configuration.deprecation: mapreduce.inputformat.class is deprecated. Instead, use mapreduce.job.inputformat.class</text:span></text:p>
      <text:p text:style-name="P5"><text:span text:style-name="T1">2017-11-04 01:10:08,672 INFO <text:s/>[main] Configuration.deprecation: mapreduce.outputformat.class is deprecated. Instead, use mapreduce.job.outputformat.class</text:span></text:p>
      <text:p text:style-name="P5"><text:span text:style-name="T1">2017-11-04 01:10:08,672 INFO <text:s/>[main] Configuration.deprecation: mapred.output.value.class is deprecated. Instead, use mapreduce.job.output.value.class</text:span></text:p>
      <text:p text:style-name="P5"><text:span text:style-name="T1">2017-11-04 01:10:08,673 INFO <text:s/>[main] Configuration.deprecation: mapred.output.dir is deprecated. Instead, use mapreduce.output.fileoutputformat.outputdir</text:span></text:p>
      <text:p text:style-name="P5"><text:span text:style-name="T1">2017-11-04 01:10:08,674 INFO <text:s/>[main] Configuration.deprecation: mapred.cache.files is deprecated. Instead, use mapreduce.job.cache.files</text:span></text:p>
      <text:p text:style-name="P5"><text:span text:style-name="T1">2017-11-04 01:10:08,674 INFO <text:s/>[main] Configuration.deprecation: mapred.working.dir is deprecated. Instead, use mapreduce.job.working.dir</text:span></text:p>
      <text:p text:style-name="P5"><text:span text:style-name="T1">2017-11-04 01:10:08,674 INFO <text:s/>[main] Configuration.deprecation: mapred.job.classpath.files is deprecated. Instead, use mapreduce.job.classpath.files</text:span></text:p>
      <text:p text:style-name="P5"><text:span text:style-name="T1">2017-11-04 01:10:08,675 INFO <text:s/>[main] Configuration.deprecation: user.name is deprecated. Instead, use mapreduce.job.user.name</text:span></text:p>
      <text:p text:style-name="P5"><text:span text:style-name="T1">2017-11-04 01:10:08,675 INFO <text:s/>[main] Configuration.deprecation: mapred.reduce.tasks is deprecated. Instead, use mapreduce.job.reduces</text:span></text:p>
      <text:p text:style-name="P5"><text:span text:style-name="T1">2017-11-04 01:10:08,675 INFO <text:s/>[main] Configuration.deprecation: mapred.cache.files.filesizes is deprecated. Instead, use mapreduce.job.cache.files.filesizes</text:span></text:p>
      <text:p text:style-name="P5"><text:span text:style-name="T1">2017-11-04 01:10:08,675 INFO <text:s/>[main] Configuration.deprecation: mapred.output.key.class is deprecated. Instead, use mapreduce.job.output.key.class</text:span></text:p>
      <text:p text:style-name="P5"><text:span text:style-name="T1">2017-11-04 01:10:09,038 INFO <text:s/>[main] mapreduce.JobSubmitter: Submitting tokens for job: job_1509729939048_0014</text:span></text:p>
      <text:p text:style-name="P5"><text:span text:style-name="T1">2017-11-04 01:10:09,978 INFO <text:s/>[main] impl.YarnClientImpl: Submitted application application_1509729939048_0014 to ResourceManager at /0.0.0.0:8032</text:span></text:p>
      <text:p text:style-name="P5"><text:span text:style-name="T1">2017-11-04 01:10:10,211 INFO <text:s/>[main] mapreduce.Job: The url to track the job: http://http://localhost:8088/proxy/application_1509729939048_0014/</text:span></text:p>
      <text:p text:style-name="P5"><text:span text:style-name="T1">2017-11-04 01:10:10,233 INFO <text:s/>[main] mapreduce.Job: Running job: </text:span><text:soft-page-break/><text:span text:style-name="T1">job_1509729939048_0014</text:span></text:p>
      <text:p text:style-name="P5"><text:span text:style-name="T1">2017-11-04 01:10:27,005 INFO <text:s/>[main] mapreduce.Job: Job job_1509729939048_0014 running in uber mode : false</text:span></text:p>
      <text:p text:style-name="P5"><text:span text:style-name="T1">2017-11-04 01:10:27,026 INFO <text:s/>[main] mapreduce.Job: <text:s/>map 0% reduce 0%</text:span></text:p>
      <text:p text:style-name="P5"><text:span text:style-name="T1">2017-11-04 01:10:43,703 INFO <text:s/>[main] mapreduce.Job: <text:s/>map 100% reduce 0%</text:span></text:p>
      <text:p text:style-name="P5"><text:span text:style-name="T1">2017-11-04 01:10:43,750 INFO <text:s/>[main] mapreduce.Job: Job job_1509729939048_0014 completed successfully</text:span></text:p>
      <text:p text:style-name="P5"><text:span text:style-name="T1">2017-11-04 01:10:44,204 ERROR [main] tool.ImportTool: Imported Failed: No enum constant org.apache.hadoop.mapreduce.JobCounter.MB_MILLIS_MAPS</text:span></text:p>
      <text:p text:style-name="P5"/>
      <text:p text:style-name="P5"/>
      <text:p text:style-name="P6"><text:span text:style-name="T1">[acadgild@localhost ~]$ hadoop fs -cat /display/part-m-0000017/11/04 01:17:46 WARN util.NativeCodeLoader: Unable to load native-hadoop library for your platform... using builtin-java classes where applicable</text:span></text:p>
      <text:p text:style-name="P6"><text:span text:style-name="T1">3#vishnuvijay#500</text:span></text:p>
      <text:p text:style-name="P6"><text:span text:style-name="T1">4#vijay#500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3:01:03.429471728</meta:creation-date>
    <dc:date>2017-11-04T01:20:44.046307072</dc:date>
    <meta:editing-duration>PT4M8S</meta:editing-duration>
    <meta:editing-cycles>1</meta:editing-cycles>
    <meta:document-statistic meta:table-count="0" meta:image-count="0" meta:object-count="0" meta:page-count="7" meta:paragraph-count="146" meta:word-count="1397" meta:character-count="14475" meta:non-whitespace-character-count="13003"/>
    <meta:generator>LibreOffice/4.2.8.2$Linux_X86_64 LibreOffice_project/420$Build-2</meta:generator>
  </office:meta>
</office:document-meta>
</file>